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A066E7D46E232838C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color="#ff4000" draw:fill="solid" draw:textarea-vertical-align="middle"/>
    </style:style>
    <style:style style:name="gr3" style:family="graphic" style:parent-style-name="objectwithoutfill">
      <style:graphic-properties svg:stroke-color="#ff4000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2a6099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svg:stroke-color="#2a6099" draw:fill="solid" draw:textarea-vertical-align="middle"/>
    </style:style>
    <style:style style:name="gr9" style:family="graphic" style:parent-style-name="objectwithoutfill">
      <style:graphic-properties svg:stroke-color="#8d1d75" draw:fill="solid" draw:textarea-vertical-align="middle"/>
    </style:style>
    <style:style style:name="gr10" style:family="graphic" style:parent-style-name="objectwithoutfill">
      <style:graphic-properties svg:stroke-color="#ff860d" draw:fill="solid" draw:textarea-vertical-align="middle"/>
    </style:style>
    <style:style style:name="gr11" style:family="graphic" style:parent-style-name="objectwithoutfill">
      <style:graphic-properties svg:stroke-color="#ffff38" draw:fill="solid" draw:textarea-vertical-align="middle"/>
    </style:style>
    <style:style style:name="gr12" style:family="graphic" style:parent-style-name="objectwithoutfill">
      <style:graphic-properties svg:stroke-color="#ff0000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fo:min-height="2.1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11.852cm" svg:x="5.064cm" svg:y="5.636cm">
          <draw:image xlink:href="Pictures/1000020100000240000002A066E7D46E232838C2.png" xlink:type="simple" xlink:show="embed" xlink:actuate="onLoad" loext:mime-type="image/png">
            <text:p/>
          </draw:image>
        </draw:frame>
        <draw:line draw:style-name="gr2" draw:text-style-name="P2" draw:layer="layout" svg:x1="6cm" svg:y1="4.7cm" svg:x2="6cm" svg:y2="10cm">
          <text:p/>
        </draw:line>
        <draw:line draw:style-name="gr3" draw:text-style-name="P2" draw:layer="layout" svg:x1="4.3cm" svg:y1="4.7cm" svg:x2="7.2cm" svg:y2="4.7cm">
          <text:p text:style-name="P1"/>
        </draw:line>
        <draw:line draw:style-name="gr2" draw:text-style-name="P2" draw:layer="layout" svg:x1="7.208cm" svg:y1="4.7cm" svg:x2="7.1cm" svg:y2="10cm">
          <text:p/>
        </draw:line>
        <draw:line draw:style-name="gr4" draw:text-style-name="P2" draw:layer="layout" svg:x1="8.3cm" svg:y1="10cm" svg:x2="8.194cm" svg:y2="3.6cm">
          <text:p/>
        </draw:line>
        <draw:line draw:style-name="gr4" draw:text-style-name="P2" draw:layer="layout" svg:x1="14.1cm" svg:y1="10.1cm" svg:x2="13.994cm" svg:y2="3.7cm">
          <text:p/>
        </draw:line>
        <draw:line draw:style-name="gr4" draw:text-style-name="P2" draw:layer="layout" svg:x1="4.4cm" svg:y1="3.6cm" svg:x2="14cm" svg:y2="3.7cm">
          <text:p/>
        </draw:line>
        <draw:frame draw:style-name="gr5" draw:text-style-name="P3" draw:layer="layout" svg:width="3.673cm" svg:height="0.962cm" svg:x="1.179cm" svg:y="3.1cm">
          <draw:text-box>
            <text:p>Pin 25 Gnd</text:p>
          </draw:text-box>
        </draw:frame>
        <draw:frame draw:style-name="gr5" draw:text-style-name="P3" draw:layer="layout" svg:width="3.779cm" svg:height="0.962cm" svg:x="1.273cm" svg:y="4.2cm">
          <draw:text-box>
            <text:p>Pin 17 3.3V</text:p>
          </draw:text-box>
        </draw:frame>
        <draw:line draw:style-name="gr6" draw:text-style-name="P2" draw:layer="layout" svg:x1="12.9cm" svg:y1="10cm" svg:x2="12.806cm" svg:y2="5.1cm">
          <text:p/>
        </draw:line>
        <draw:frame draw:style-name="gr7" draw:text-style-name="P4" draw:layer="layout" svg:width="3.5cm" svg:height="1.673cm" svg:x="15.8cm" svg:y="4.1cm">
          <draw:text-box>
            <text:p text:style-name="P1">Pin 24</text:p>
            <text:p text:style-name="P1">SPI CS0</text:p>
          </draw:text-box>
        </draw:frame>
        <draw:frame draw:style-name="gr5" draw:text-style-name="P4" draw:layer="layout" svg:width="3.33cm" svg:height="1.673cm" svg:x="11cm" svg:y="1.027cm">
          <draw:text-box>
            <text:p text:style-name="P1">Pin 19</text:p>
            <text:p text:style-name="P1">SPI MOSI</text:p>
          </draw:text-box>
        </draw:frame>
        <draw:frame draw:style-name="gr5" draw:text-style-name="P3" draw:layer="layout" svg:width="3.33cm" svg:height="1.673cm" svg:x="7.9cm" svg:y="1.027cm">
          <draw:text-box>
            <text:p text:style-name="P1">Pin 20</text:p>
            <text:p>SPI MISO</text:p>
          </draw:text-box>
        </draw:frame>
        <draw:frame draw:style-name="gr5" draw:text-style-name="P4" draw:layer="layout" svg:width="3.36cm" svg:height="1.673cm" svg:x="1.54cm" svg:y="5.527cm">
          <draw:text-box>
            <text:p text:style-name="P1">Pin 23</text:p>
            <text:p text:style-name="P1">SPI SCLK</text:p>
          </draw:text-box>
        </draw:frame>
        <draw:line draw:style-name="gr8" draw:text-style-name="P2" draw:layer="layout" svg:x1="12.8cm" svg:y1="5.1cm" svg:x2="15.6cm" svg:y2="5.1cm">
          <text:p/>
        </draw:line>
        <draw:line draw:style-name="gr9" draw:text-style-name="P2" draw:layer="layout" svg:x1="9.4cm" svg:y1="6.3cm" svg:x2="4.9cm" svg:y2="6.3cm">
          <text:p/>
        </draw:line>
        <draw:line draw:style-name="gr9" draw:text-style-name="P2" draw:layer="layout" svg:x1="9.4cm" svg:y1="10cm" svg:x2="9.4cm" svg:y2="6.3cm">
          <text:p/>
        </draw:line>
        <draw:line draw:style-name="gr10" draw:text-style-name="P2" draw:layer="layout" svg:x1="10.5cm" svg:y1="10cm" svg:x2="10.5cm" svg:y2="2.6cm">
          <text:p/>
        </draw:line>
        <draw:line draw:style-name="gr11" draw:text-style-name="P2" draw:layer="layout" svg:x1="11.8cm" svg:y1="10cm" svg:x2="11.8cm" svg:y2="2.6cm">
          <text:p/>
        </draw:line>
        <draw:line draw:style-name="gr12" draw:text-style-name="P2" draw:layer="layout" svg:x1="5.9cm" svg:y1="15cm" svg:x2="5.9cm" svg:y2="18.8cm">
          <text:p/>
        </draw:line>
        <draw:frame draw:style-name="gr5" draw:text-style-name="P6" draw:layer="layout" svg:width="3.283cm" svg:height="0.962cm" draw:transform="rotate (1.55334303427495) translate (5.481cm 22.182cm)">
          <draw:text-box>
            <text:p text:style-name="P5">Voltage in</text:p>
          </draw:text-box>
        </draw:frame>
        <draw:line draw:style-name="gr4" draw:text-style-name="P2" draw:layer="layout" svg:x1="5.3cm" svg:y1="17.7cm" svg:x2="5.3cm" svg:y2="18.7cm">
          <text:p/>
        </draw:line>
        <draw:frame draw:style-name="gr13" draw:text-style-name="P4" draw:layer="layout" svg:width="1.7cm" svg:height="0.962cm" draw:transform="rotate (1.5707963267949) translate (4.638cm 20.7cm)">
          <draw:text-box>
            <text:p text:style-name="P1">Gnd</text:p>
          </draw:text-box>
        </draw:frame>
        <draw:line draw:style-name="gr2" draw:text-style-name="P2" draw:layer="layout" svg:x1="6.7cm" svg:y1="17.7cm" svg:x2="6.7cm" svg:y2="18.7cm">
          <text:p/>
        </draw:line>
        <draw:frame draw:style-name="gr13" draw:text-style-name="P4" draw:layer="layout" svg:width="3.148cm" svg:height="0.962cm" draw:transform="rotate (1.5707963267949) translate (6.238cm 22.2cm)">
          <draw:text-box>
            <text:p text:style-name="P1"><text:s/>3.3V Ref</text:p>
          </draw:text-box>
        </draw:frame>
        <draw:frame draw:style-name="gr14" draw:text-style-name="P3" draw:layer="layout" svg:width="2.6cm" svg:height="2.4cm" svg:x="2.3cm" svg:y="19.6cm">
          <draw:text-box>
            <text:p>Wind</text:p>
            <text:p>Van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10-31T12:02:00.338259221</meta:creation-date>
    <dc:date>2021-10-31T12:44:40.758220541</dc:date>
    <meta:editing-duration>PT1M5S</meta:editing-duration>
    <meta:editing-cycles>1</meta:editing-cycles>
    <meta:document-statistic meta:object-count="26"/>
    <meta:generator>LibreOffice/6.3.0.4$MacOSX_X86_64 LibreOffice_project/057fc023c990d676a43019934386b85b21a9ee99</meta:generator>
  </office:meta>
</office:document-meta>
</file>